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4b62" officeooo:paragraph-rsid="001a4b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per</text:p>
      <text:p text:style-name="P1"/>
      <text:p text:style-name="P1">%{</text:p>
      <text:p text:style-name="P1">#include&lt;stdio.h&gt;</text:p>
      <text:p text:style-name="P1">#include&lt;ctype.h&gt;</text:p>
      <text:p text:style-name="P1">#include&lt;string.h&gt;</text:p>
      <text:p text:style-name="P1">char ch;</text:p>
      <text:p text:style-name="P1">int choice=0;</text:p>
      <text:p text:style-name="P1">FILE *fp,*fp2;</text:p>
      <text:p text:style-name="P1">%}</text:p>
      <text:p text:style-name="P1"/>
      <text:p text:style-name="P1">%%</text:p>
      <text:p text:style-name="P1"/>
      <text:p text:style-name="P1">[a-zA-Z|.] {</text:p>
      <text:p text:style-name="P1"><text:tab/>if(choice==1)</text:p>
      <text:p text:style-name="P1"><text:tab/>{</text:p>
      <text:p text:style-name="P1"><text:tab/><text:tab/>ch=toupper(yytext[0]);</text:p>
      <text:p text:style-name="P1"><text:tab/><text:tab/>printf("%c",ch);</text:p>
      <text:p text:style-name="P1"><text:tab/><text:tab/>fputc(ch,fp2);</text:p>
      <text:p text:style-name="P1"><text:tab/>}<text:tab/><text:tab/></text:p>
      <text:p text:style-name="P1"><text:tab/>else if(choice==2)</text:p>
      <text:p text:style-name="P1"><text:tab/>{</text:p>
      <text:p text:style-name="P1"><text:tab/><text:tab/>ch=tolower(yytext[0]);</text:p>
      <text:p text:style-name="P1"><text:tab/><text:tab/>printf("%c",ch);</text:p>
      <text:p text:style-name="P1"><text:tab/><text:tab/>fputc(ch,fp2);</text:p>
      <text:p text:style-name="P1"><text:tab/>}</text:p>
      <text:p text:style-name="P1"><text:tab/>else if(choice==3)</text:p>
      <text:p text:style-name="P1"><text:tab/>{</text:p>
      <text:p text:style-name="P1"><text:tab/><text:tab/>if(ch==".")</text:p>
      <text:p text:style-name="P1"><text:tab/><text:tab/>{</text:p>
      <text:p text:style-name="P1"><text:tab/><text:tab/><text:tab/>ch=toupper(yytext[0]);</text:p>
      <text:p text:style-name="P1"><text:tab/><text:tab/><text:tab/>printf("%c",ch)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ch=yytext[0];</text:p>
      <text:p text:style-name="P1"><text:tab/><text:tab/><text:tab/>printf("%c",ch);</text:p>
      <text:p text:style-name="P1"><text:tab/><text:tab/>}</text:p>
      <text:p text:style-name="P1"><text:tab/><text:tab/>fputc(ch,fp2);</text:p>
      <text:p text:style-name="P1"><text:tab/>}</text:p>
      <text:p text:style-name="P1"><text:tab/>else if(choice==4)</text:p>
      <text:p text:style-name="P1"><text:tab/>{</text:p>
      <text:p text:style-name="P1"><text:tab/><text:tab/>if(islower(yytext[0]))</text:p>
      <text:p text:style-name="P1"><text:tab/><text:tab/>{</text:p>
      <text:p text:style-name="P1"><text:tab/><text:tab/><text:tab/>ch=toupper(yytext[0]);</text:p>
      <text:p text:style-name="P1"><text:tab/><text:tab/>}</text:p>
      <text:p text:style-name="P1"><text:tab/><text:tab/>else if(isupper(yytext[0]))</text:p>
      <text:p text:style-name="P1"><text:tab/><text:tab/>{</text:p>
      <text:p text:style-name="P1"><text:tab/><text:tab/><text:tab/>ch=tolower(yytext[0]);</text:p>
      <text:p text:style-name="P1"><text:tab/><text:tab/>}</text:p>
      <text:p text:style-name="P1"><text:tab/><text:tab/>else</text:p>
      <text:p text:style-name="P1"><text:tab/><text:tab/>{</text:p>
      <text:p text:style-name="P1"><text:soft-page-break/><text:tab/><text:tab/><text:tab/>ch=yytext[0];</text:p>
      <text:p text:style-name="P1"><text:tab/><text:tab/>}</text:p>
      <text:p text:style-name="P1"><text:tab/><text:tab/>printf("%c",ch);</text:p>
      <text:p text:style-name="P1"><text:tab/><text:tab/>fputc(ch,fp2);</text:p>
      <text:p text:style-name="P1"><text:tab/>}</text:p>
      <text:p text:style-name="P1"><text:tab/>else</text:p>
      <text:p text:style-name="P1"><text:tab/>{</text:p>
      <text:p text:style-name="P1"><text:tab/><text:tab/>ch=yytext[0];</text:p>
      <text:p text:style-name="P1"><text:tab/><text:tab/>printf("%c",ch);</text:p>
      <text:p text:style-name="P1"><text:tab/><text:tab/>fputc(ch,fp2);<text:tab/></text:p>
      <text:p text:style-name="P1"><text:tab/>}</text:p>
      <text:p text:style-name="P1"/>
      <text:p text:style-name="P1">}</text:p>
      <text:p text:style-name="P1">%%</text:p>
      <text:p text:style-name="P1">u</text:p>
      <text:p text:style-name="P1">void main()</text:p>
      <text:p text:style-name="P1">{</text:p>
      <text:p text:style-name="P1"><text:tab/>fp2=fopen("op.txt","w");</text:p>
      <text:p text:style-name="P1"><text:tab/>printf("Enrter your choine");</text:p>
      <text:p text:style-name="P1"><text:tab/>scanf("%d",&amp;choice);</text:p>
      <text:p text:style-name="P1"><text:tab/>fp=fopen("ipp.txt","r");</text:p>
      <text:p text:style-name="P1"><text:tab/>yyin=fp;</text:p>
      <text:p text:style-name="P1"><text:tab/>yylex();</text:p>
      <text:p text:style-name="P1"><text:tab/>fclose(fp);</text:p>
      <text:p text:style-name="P1"><text:tab/>return;</text:p>
      <text:p text:style-name="P1">}</text:p>
      <text:p text:style-name="P1">yywrap()</text:p>
      <text:p text:style-name="P1">{}</text:p>
      <text:p text:style-name="P1"/>
      <text:p text:style-name="P1"/>
      <text:p text:style-name="P1">rdp</text:p>
      <text:p text:style-name="P1"/>
      <text:p text:style-name="P1">#include&lt;stdio.h&gt;</text:p>
      <text:p text:style-name="P1">#include&lt;string.h&gt;</text:p>
      <text:p text:style-name="P1">#include&lt;ctype.h&gt;</text:p>
      <text:p text:style-name="P1"><text:s/></text:p>
      <text:p text:style-name="P1">void E();</text:p>
      <text:p text:style-name="P1">void T();</text:p>
      <text:p text:style-name="P1">void F();</text:p>
      <text:p text:style-name="P1">void Tx();</text:p>
      <text:p text:style-name="P1">void Ex();</text:p>
      <text:p text:style-name="P1"/>
      <text:p text:style-name="P1">int error=0;</text:p>
      <text:p text:style-name="P1">char input[1000];</text:p>
      <text:p text:style-name="P1">int pointer=0;</text:p>
      <text:p text:style-name="P1"/>
      <text:p text:style-name="P1"/>
      <text:p text:style-name="P1"/>
      <text:p text:style-name="P1">void E()</text:p>
      <text:p text:style-name="P1">{</text:p>
      <text:p text:style-name="P1"><text:tab/>printf(" TE' \n");</text:p>
      <text:p text:style-name="P1"><text:tab/>printf("T-&gt;");</text:p>
      <text:p text:style-name="P1"><text:soft-page-break/><text:tab/>T();</text:p>
      <text:p text:style-name="P1"><text:tab/>printf("E'-&gt;");</text:p>
      <text:p text:style-name="P1"><text:tab/>Ex();</text:p>
      <text:p text:style-name="P1">}</text:p>
      <text:p text:style-name="P1"/>
      <text:p text:style-name="P1">void Ex()</text:p>
      <text:p text:style-name="P1">{</text:p>
      <text:p text:style-name="P1"><text:tab/>if(input[pointer] == '+')</text:p>
      <text:p text:style-name="P1"><text:tab/>{</text:p>
      <text:p text:style-name="P1"><text:tab/><text:tab/>printf("+TE' \n");</text:p>
      <text:p text:style-name="P1"><text:tab/><text:tab/>pointer++;</text:p>
      <text:p text:style-name="P1"><text:tab/><text:tab/>printf("T-&gt;");</text:p>
      <text:p text:style-name="P1"><text:tab/><text:tab/>T();</text:p>
      <text:p text:style-name="P1"><text:tab/><text:tab/>printf("E'-&gt;");</text:p>
      <text:p text:style-name="P1"><text:tab/><text:tab/>Ex();<text:tab/></text:p>
      <text:p text:style-name="P1"><text:tab/>}</text:p>
      <text:p text:style-name="P1"><text:tab/>else</text:p>
      <text:p text:style-name="P1"><text:tab/>{</text:p>
      <text:p text:style-name="P1"><text:tab/><text:tab/>printf("null \n");</text:p>
      <text:p text:style-name="P1"><text:tab/>}</text:p>
      <text:p text:style-name="P1">}</text:p>
      <text:p text:style-name="P1">void T()</text:p>
      <text:p text:style-name="P1">{</text:p>
      <text:p text:style-name="P1"><text:tab/>printf(" FT' \n");</text:p>
      <text:p text:style-name="P1"><text:tab/>printf("F-&gt;");</text:p>
      <text:p text:style-name="P1"><text:tab/>F();</text:p>
      <text:p text:style-name="P1"><text:tab/>printf("T'-&gt;");</text:p>
      <text:p text:style-name="P1"><text:tab/>Tx();</text:p>
      <text:p text:style-name="P1">}</text:p>
      <text:p text:style-name="P1"/>
      <text:p text:style-name="P1">void Tx()</text:p>
      <text:p text:style-name="P1">{</text:p>
      <text:p text:style-name="P1"><text:tab/>if(input[pointer] == '*')</text:p>
      <text:p text:style-name="P1"><text:tab/>{</text:p>
      <text:p text:style-name="P1"><text:tab/><text:tab/>printf("*FT' \n");</text:p>
      <text:p text:style-name="P1"><text:tab/><text:tab/>pointer++;</text:p>
      <text:p text:style-name="P1"><text:tab/><text:tab/>printf("F-&gt;");</text:p>
      <text:p text:style-name="P1"><text:tab/><text:tab/>F();</text:p>
      <text:p text:style-name="P1"><text:tab/><text:tab/>printf("T'-&gt;");</text:p>
      <text:p text:style-name="P1"><text:tab/><text:tab/>Tx();</text:p>
      <text:p text:style-name="P1"><text:tab/>}</text:p>
      <text:p text:style-name="P1"><text:tab/>else</text:p>
      <text:p text:style-name="P1"><text:tab/>{</text:p>
      <text:p text:style-name="P1"><text:tab/><text:tab/>printf("null \n");</text:p>
      <text:p text:style-name="P1"><text:tab/>}</text:p>
      <text:p text:style-name="P1">}</text:p>
      <text:p text:style-name="P1"/>
      <text:p text:style-name="P1">void F()</text:p>
      <text:p text:style-name="P1">{</text:p>
      <text:p text:style-name="P1"><text:tab/>if(isalnum(input[pointer]))</text:p>
      <text:p text:style-name="P1"><text:tab/>{</text:p>
      <text:p text:style-name="P1"><text:tab/><text:tab/>printf("id \n");</text:p>
      <text:p text:style-name="P1"><text:soft-page-break/><text:tab/><text:tab/>pointer++;</text:p>
      <text:p text:style-name="P1"><text:tab/>}</text:p>
      <text:p text:style-name="P1"><text:tab/>else if(input[pointer] == '(')</text:p>
      <text:p text:style-name="P1"><text:s text:c="4"/><text:tab/>{</text:p>
      <text:p text:style-name="P1"><text:s text:c="4"/><text:tab/><text:tab/>pointer++;</text:p>
      <text:p text:style-name="P1"><text:s text:c="5"/><text:tab/><text:tab/>E();</text:p>
      <text:p text:style-name="P1"><text:tab/><text:tab/>if(input[pointer] == ')')</text:p>
      <text:p text:style-name="P1"><text:s text:c="13"/><text:tab/>{</text:p>
      <text:p text:style-name="P1"><text:s text:c="16"/><text:tab/>pointer++;</text:p>
      <text:p text:style-name="P1"><text:s text:c="17"/><text:tab/>printf("(E) \n");</text:p>
      <text:p text:style-name="P1"><text:s text:c="13"/><text:tab/>}</text:p>
      <text:p text:style-name="P1"><text:s text:c="14"/><text:tab/>else</text:p>
      <text:p text:style-name="P1"><text:s text:c="16"/><text:tab/> <text:s text:c="2"/>error=1;</text:p>
      <text:p text:style-name="P1"><text:s text:c="8"/>}</text:p>
      <text:p text:style-name="P1"><text:s text:c="26"/></text:p>
      <text:p text:style-name="P1"><text:s text:c="2"/><text:tab/> <text:s text:c="13"/>error=1;</text:p>
      <text:p text:style-name="P1">}</text:p>
      <text:p text:style-name="P1"/>
      <text:p text:style-name="P1">int main()</text:p>
      <text:p text:style-name="P1">{</text:p>
      <text:p text:style-name="P1"><text:tab/>printf("ENETR THE EXPRESSION:\n");</text:p>
      <text:p text:style-name="P1"><text:tab/>scanf("%s",input);</text:p>
      <text:p text:style-name="P1"><text:tab/>printf("E-&gt;");</text:p>
      <text:p text:style-name="P1"><text:tab/>E();</text:p>
      <text:p text:style-name="P1"><text:tab/>printf("LENGTH OF THE STRING IS :%d\n",(int)strlen(input));</text:p>
      <text:p text:style-name="P1"><text:tab/>printf("ERROR Is:%d\n",error);</text:p>
      <text:p text:style-name="P1"><text:tab/>if( <text:s/>pointer == strlen(input) &amp;&amp; error !=0)</text:p>
      <text:p text:style-name="P1"><text:tab/><text:tab/>printf("String Is Accepted\n");</text:p>
      <text:p text:style-name="P1"><text:tab/>else</text:p>
      <text:p text:style-name="P1"><text:tab/><text:tab/>printf("String Is REJECTED\n");</text:p>
      <text:p text:style-name="P1"><text:tab/>return(0)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Long string</text:p>
      <text:p text:style-name="P1"/>
      <text:p text:style-name="P1">%{</text:p>
      <text:p text:style-name="P1">#include&lt;stdio.h&gt;</text:p>
      <text:p text:style-name="P1">#include&lt;string.h&gt;</text:p>
      <text:p text:style-name="P1">int len=0;</text:p>
      <text:p text:style-name="P1">int maxlen=0;</text:p>
      <text:p text:style-name="P1">char word[100];</text:p>
      <text:p text:style-name="P1">%}</text:p>
      <text:p text:style-name="P1"/>
      <text:p text:style-name="P1">%%</text:p>
      <text:p text:style-name="P1">[a-zA-Z0-9]+ {</text:p>
      <text:p text:style-name="P1"/>
      <text:p text:style-name="P1"><text:tab/>printf("%s",yytext);</text:p>
      <text:p text:style-name="P1"><text:tab/>len=yyleng;</text:p>
      <text:p text:style-name="P1"><text:tab/>if(len&gt;=maxlen)</text:p>
      <text:p text:style-name="P1"><text:tab/>{</text:p>
      <text:p text:style-name="P1"><text:tab/><text:tab/>maxlen=len;</text:p>
      <text:p text:style-name="P1"><text:tab/><text:tab/>strcpy(word,yytext);</text:p>
      <text:p text:style-name="P1"><text:tab/>}</text:p>
      <text:p text:style-name="P1">} <text:s text:c="26"/></text:p>
      <text:p text:style-name="P1">%%</text:p>
      <text:p text:style-name="P1">void main()</text:p>
      <text:p text:style-name="P1">{</text:p>
      <text:p text:style-name="P1"><text:tab/>FILE *fp;</text:p>
      <text:p text:style-name="P1"><text:tab/>fp=fopen("abcd.txt","r");</text:p>
      <text:p text:style-name="P1"><text:tab/>yyin=fp;</text:p>
      <text:p text:style-name="P1"><text:tab/>yylex();</text:p>
      <text:p text:style-name="P1"><text:tab/>printf("Logest String is:\t %s \n",word);</text:p>
      <text:p text:style-name="P1"><text:tab/>fclose(fp);</text:p>
      <text:p text:style-name="P1"><text:tab/>return ;</text:p>
      <text:p text:style-name="P1">}</text:p>
      <text:p text:style-name="P1">yywrap(){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ind and replace</text:p>
      <text:p text:style-name="P1">%{</text:p>
      <text:p text:style-name="P1">#include&lt;stdio.h&gt;</text:p>
      <text:p text:style-name="P1">#include&lt;string.h&gt;</text:p>
      <text:p text:style-name="P1">FILE *fp,*fp1;</text:p>
      <text:p text:style-name="P1">char find[20],replace[20];</text:p>
      <text:p text:style-name="P1">%}</text:p>
      <text:p text:style-name="P1">%%</text:p>
      <text:p text:style-name="P1">[a-zA-Z]+ { </text:p>
      <text:p text:style-name="P1"><text:tab/>if(strcmp(find,yytext)==0)</text:p>
      <text:p text:style-name="P1"><text:tab/><text:tab/> <text:s/>fprintf(fp1,replace);</text:p>
      <text:p text:style-name="P1"><text:tab/>else</text:p>
      <text:p text:style-name="P1"><text:tab/><text:tab/> <text:s/>fprintf(fp1,yytext);</text:p>
      <text:p text:style-name="P1"><text:s text:c="7"/><text:tab/>}</text:p>
      <text:p text:style-name="P1">[ ] {fprintf(fp1,yytext);}</text:p>
      <text:p text:style-name="P1">%%</text:p>
      <text:p text:style-name="P1">int main(int argc,char **argv)</text:p>
      <text:p text:style-name="P1">{</text:p>
      <text:p text:style-name="P1"><text:tab/>printf("Enter String to be found:");</text:p>
      <text:p text:style-name="P1"><text:tab/>scanf("%s",find);</text:p>
      <text:p text:style-name="P1"><text:tab/>printf("Enter new String:");</text:p>
      <text:p text:style-name="P1"><text:tab/>scanf("%s",replace);</text:p>
      <text:p text:style-name="P1"><text:tab/>fp=fopen(argv[1],"r+");</text:p>
      <text:p text:style-name="P1"><text:tab/>fp1=fopen("abcd.txt","w");</text:p>
      <text:p text:style-name="P1"><text:tab/>yyin=fp;</text:p>
      <text:p text:style-name="P1"><text:tab/>yylex();</text:p>
      <text:p text:style-name="P1"><text:tab/>fclose(fp);</text:p>
      <text:p text:style-name="P1"><text:tab/>fclose(fp1);</text:p>
      <text:p text:style-name="P1"><text:tab/>return 0;<text:tab/></text:p>
      <text:p text:style-name="P1">}</text:p>
      <text:p text:style-name="P1">yywrap(){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arser for simple lauange YACC(llop,for)</text:p>
      <text:p text:style-name="P1"/>
      <text:p text:style-name="P1">yyac</text:p>
      <text:p text:style-name="P1">%{</text:p>
      <text:p text:style-name="P1">#include&lt;stdio.h&gt;</text:p>
      <text:p text:style-name="P1">#include&lt;stdlib.h&gt;</text:p>
      <text:p text:style-name="P1">int flag=0;</text:p>
      <text:p text:style-name="P1">%}</text:p>
      <text:p text:style-name="P1">%token FOR OPBR IF SWITCH COBR SEMIC EQUAL RELOP INCR DICR SPAC ADD SUB ID NUM</text:p>
      <text:p text:style-name="P1">%%</text:p>
      <text:p text:style-name="P1">S: S1</text:p>
      <text:p text:style-name="P1">|S2</text:p>
      <text:p text:style-name="P1">|S3 ;</text:p>
      <text:p text:style-name="P1">S1: FOR OPBR E1 SEMIC E2 SEMIC E3 COBR</text:p>
      <text:p text:style-name="P1">{</text:p>
      <text:p text:style-name="P1"><text:tab/>printf("Accept for IF");</text:p>
      <text:p text:style-name="P1"><text:tab/>flag=1;</text:p>
      <text:p text:style-name="P1"><text:tab/>exit(0);</text:p>
      <text:p text:style-name="P1">}</text:p>
      <text:p text:style-name="P1">S2: SWITCH OPBR ID COBR</text:p>
      <text:p text:style-name="P1">{</text:p>
      <text:p text:style-name="P1"><text:tab/>printf("Accept switch");</text:p>
      <text:p text:style-name="P1"><text:tab/>flag=1;</text:p>
      <text:p text:style-name="P1"><text:tab/>exit(0);</text:p>
      <text:p text:style-name="P1">}</text:p>
      <text:p text:style-name="P1">S3: IF OPBR E2 COBR</text:p>
      <text:p text:style-name="P1">{</text:p>
      <text:p text:style-name="P1"><text:tab/>printf("Accept <text:s/>if");</text:p>
      <text:p text:style-name="P1"><text:tab/>flag=1;</text:p>
      <text:p text:style-name="P1"><text:tab/>exit(0);</text:p>
      <text:p text:style-name="P1">} </text:p>
      <text:p text:style-name="P1">E1: ID EQUAL ID </text:p>
      <text:p text:style-name="P1"><text:tab/>| ID EQUAL NUM </text:p>
      <text:p text:style-name="P1"><text:s/><text:tab/>| SPAC</text:p>
      <text:p text:style-name="P1">;</text:p>
      <text:p text:style-name="P1">E2: ID RELOP ID </text:p>
      <text:p text:style-name="P1"><text:tab/>|ID RELOP NUM</text:p>
      <text:p text:style-name="P1"><text:tab/>| SPAC</text:p>
      <text:p text:style-name="P1">;</text:p>
      <text:p text:style-name="P1">E3: ID INCR</text:p>
      <text:p text:style-name="P1"><text:tab/>| ID DICR</text:p>
      <text:p text:style-name="P1"><text:tab/>| DICR</text:p>
      <text:p text:style-name="P1"><text:tab/>| ID EQUAL ID ADD ID</text:p>
      <text:p text:style-name="P1"><text:tab/>| ID EQUAL ID ADD NUM</text:p>
      <text:p text:style-name="P1"><text:tab/>| ID EQUAL ID SUB ID</text:p>
      <text:p text:style-name="P1"><text:tab/>| ID EQUAL ID SUB NUM</text:p>
      <text:p text:style-name="P1"><text:tab/>| ID ADD EQUAL NUM</text:p>
      <text:p text:style-name="P1"><text:tab/>| ID SUB EQUAL NUM<text:tab/></text:p>
      <text:p text:style-name="P1"><text:tab/>| ID ADD EQUAL ID</text:p>
      <text:p text:style-name="P1"><text:tab/>| ID SUB EQUAL ID</text:p>
      <text:p text:style-name="P1"><text:tab/>| SPAC</text:p>
      <text:p text:style-name="P1"><text:soft-page-break/>;</text:p>
      <text:p text:style-name="P1">%%</text:p>
      <text:p text:style-name="P1"/>
      <text:p text:style-name="P1">main()</text:p>
      <text:p text:style-name="P1">{</text:p>
      <text:p text:style-name="P1"><text:tab/>yyparse();</text:p>
      <text:p text:style-name="P1"><text:tab/></text:p>
      <text:p text:style-name="P1">}</text:p>
      <text:p text:style-name="P1">yyerror(const char *msg)</text:p>
      <text:p text:style-name="P1">{</text:p>
      <text:p text:style-name="P1"><text:tab/>if(flag==0)</text:p>
      <text:p text:style-name="P1"><text:tab/><text:tab/>printf("Not accepted");</text:p>
      <text:p text:style-name="P1"><text:tab/><text:tab/>exit(0);</text:p>
      <text:p text:style-name="P1">}</text:p>
      <text:p text:style-name="P1"/>
      <text:p text:style-name="P1"/>
      <text:p text:style-name="P1">lex</text:p>
      <text:p text:style-name="P1"/>
      <text:p text:style-name="P1">%{</text:p>
      <text:p text:style-name="P1">#include"y.tab.h"</text:p>
      <text:p text:style-name="P1">extern int yylval;</text:p>
      <text:p text:style-name="P1">%}</text:p>
      <text:p text:style-name="P1">%%</text:p>
      <text:p text:style-name="P1">for {return (FOR);}</text:p>
      <text:p text:style-name="P1">if {return (IF);}</text:p>
      <text:p text:style-name="P1">switch {return (SWITCH);}</text:p>
      <text:p text:style-name="P1">"(" {return (OPBR);}</text:p>
      <text:p text:style-name="P1">")" {return (COBR);}</text:p>
      <text:p text:style-name="P1">";" {return (SEMIC);}</text:p>
      <text:p text:style-name="P1">"=" {return (EQUAL);}</text:p>
      <text:p text:style-name="P1">"&lt;"|"&gt;" {return (RELOP);}</text:p>
      <text:p text:style-name="P1">"++" {return (INCR);}</text:p>
      <text:p text:style-name="P1">"--" {return (DICR);}</text:p>
      <text:p text:style-name="P1">" " {return (SPAC);}</text:p>
      <text:p text:style-name="P1">"+" {return (ADD);}</text:p>
      <text:p text:style-name="P1">"-" {return (SUB);}</text:p>
      <text:p text:style-name="P1">[a-zA-Z]+ {yylval=yytext[0]; return(ID);}</text:p>
      <text:p text:style-name="P1">[0-9]+ {yylval=atoi(yytext); return(NUM);}</text:p>
      <text:p text:style-name="P1">%%</text:p>
      <text:p text:style-name="P1"/>
      <text:p text:style-name="P1">yywrap()</text:p>
      <text:p text:style-name="P1">{</text:p>
      <text:p text:style-name="P1">return 1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no of lines</text:p>
      <text:p text:style-name="P1">%{</text:p>
      <text:p text:style-name="P1">#include&lt;stdio.h&gt;</text:p>
      <text:p text:style-name="P1">int cw=0,cc=0,cl=0,cv=0,cd=0;</text:p>
      <text:p text:style-name="P1">%}</text:p>
      <text:p text:style-name="P1">%%</text:p>
      <text:p text:style-name="P1">a|e|i|o|u|A|E|I|O|U {cv++,cc++;}</text:p>
      <text:p text:style-name="P1">[a-zA-Z] {cc++;}</text:p>
      <text:p text:style-name="P1">[ ] {cw++;}</text:p>
      <text:p text:style-name="P1">\n {cl++;}</text:p>
      <text:p text:style-name="P1">[0-9] {cd++;}</text:p>
      <text:p text:style-name="P1">.</text:p>
      <text:p text:style-name="P1">%%</text:p>
      <text:p text:style-name="P1">int main(int argc,char **argv)</text:p>
      <text:p text:style-name="P1">{</text:p>
      <text:p text:style-name="P1"><text:tab/>FILE *fp=fopen(argv[1],"r+");</text:p>
      <text:p text:style-name="P1"><text:tab/>yyin=fp;</text:p>
      <text:p text:style-name="P1"><text:tab/>yylex();</text:p>
      <text:p text:style-name="P1"><text:tab/>printf("\n No of words:%d\n",(cw+cl));</text:p>
      <text:p text:style-name="P1"><text:tab/>printf("\n No of Charrecter:%d\n",cc);</text:p>
      <text:p text:style-name="P1"><text:tab/>printf("\n No of lines:%d\n",cl);</text:p>
      <text:p text:style-name="P1"><text:tab/>printf("\n No of vowels:%d\n",cv);</text:p>
      <text:p text:style-name="P1"><text:tab/>fclose(fp);</text:p>
      <text:p text:style-name="P1"><text:tab/>return 0;</text:p>
      <text:p text:style-name="P1">}</text:p>
      <text:p text:style-name="P1">yywrap(){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ubset of C</text:p>
      <text:p text:style-name="P1"/>
      <text:p text:style-name="P1"/>
      <text:p text:style-name="P1">%{</text:p>
      <text:p text:style-name="P1">#include&lt;stdio.h&gt;</text:p>
      <text:p text:style-name="P1">%}</text:p>
      <text:p text:style-name="P1">%%</text:p>
      <text:p text:style-name="P1">#include|define {printf("\n%s is pre processor",yytext);}</text:p>
      <text:p text:style-name="P1">"&lt;"*."&gt;" <text:s/>{printf("\n%s is header file",yytext);}</text:p>
      <text:p text:style-name="P1">printf|scanf <text:s/>{printf("\n%s is a in built function",yytext);}</text:p>
      <text:p text:style-name="P1">"{" <text:s/>{printf("\n%s is open cruly bracket",yytext);}</text:p>
      <text:p text:style-name="P1">int|main|void|char <text:s/>{printf("\n%s is <text:s/>a keywords",yytext);}</text:p>
      <text:p text:style-name="P1">int|char|float|long|double <text:s/>{printf("\n%s is <text:s/>a datatypes",yytext);}</text:p>
      <text:p text:style-name="P1"><text:s/>"+"|"*"|"|"|"/" {printf("\n%s is a operator",yytext);}</text:p>
      <text:p text:style-name="P1">";"|","|"("|")" <text:s/>{printf("\n%s is <text:s/>a delemeters",yytext);}</text:p>
      <text:p text:style-name="P1">"}" <text:s/>{printf("\n%s isan closing curly bracket",yytext);}</text:p>
      <text:p text:style-name="P1">[0-9] <text:s/>{printf("\n%s is an numbers",yytext);}</text:p>
      <text:p text:style-name="P1">[a-zA-Z]+"["[a-zA-Z0-9]"]" <text:s/>{printf("\n%s is an array",yytext);}</text:p>
      <text:p text:style-name="P1"/>
      <text:p text:style-name="P1"/>
      <text:p text:style-name="P1"/>
      <text:p text:style-name="P1"/>
      <text:p text:style-name="P1"/>
      <text:p text:style-name="P1"/>
      <text:p text:style-name="P1">%%</text:p>
      <text:p text:style-name="P1">int main(int argc,char **argv)</text:p>
      <text:p text:style-name="P1">{</text:p>
      <text:p text:style-name="P1">FILE *fp;</text:p>
      <text:p text:style-name="P1">fp=fopen("abc1.txt","r");</text:p>
      <text:p text:style-name="P1">yyin=fp;</text:p>
      <text:p text:style-name="P1">yylex();</text:p>
      <text:p text:style-name="P1">fclose(fp);</text:p>
      <text:p text:style-name="P1">return 0;</text:p>
      <text:p text:style-name="P1">}</text:p>
      <text:p text:style-name="P1">int yywrap()</text:p>
      <text:p text:style-name="P1">{</text:p>
      <text:p text:style-name="P1"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Binary</text:p>
      <text:p text:style-name="P1"/>
      <text:p text:style-name="P1">#include&lt;stdio.h&gt;</text:p>
      <text:p text:style-name="P1">#include&lt;cstdlib&gt;</text:p>
      <text:p text:style-name="P1">#include&lt;ctime&gt;</text:p>
      <text:p text:style-name="P1">void merge(int *arr,int low,int high,int mid);</text:p>
      <text:p text:style-name="P1">void mergesort(int *arr,int low,int high);</text:p>
      <text:p text:style-name="P1">int binarysearch(int *arr,int low,int high);</text:p>
      <text:p text:style-name="P1">int n,search;</text:p>
      <text:p text:style-name="P1">int binarysearch(int *arr,int low,int high)</text:p>
      <text:p text:style-name="P1">{</text:p>
      <text:p text:style-name="P1"><text:tab/>int mid=(low+high)/2;</text:p>
      <text:p text:style-name="P1"><text:tab/>if(search==arr[mid])</text:p>
      <text:p text:style-name="P1"><text:tab/>{</text:p>
      <text:p text:style-name="P1"><text:tab/><text:tab/>return mid;</text:p>
      <text:p text:style-name="P1"><text:tab/>}</text:p>
      <text:p text:style-name="P1"><text:tab/>else if(arr[mid]&lt;search)</text:p>
      <text:p text:style-name="P1"><text:tab/>{</text:p>
      <text:p text:style-name="P1"><text:tab/><text:tab/>binarysearch(arr,mid+1,high);</text:p>
      <text:p text:style-name="P1"><text:tab/>}</text:p>
      <text:p text:style-name="P1"><text:tab/>else if(arr[mid]&gt;search)</text:p>
      <text:p text:style-name="P1"><text:tab/>{</text:p>
      <text:p text:style-name="P1"><text:tab/><text:tab/>binarysearch(arr,low,mid);</text:p>
      <text:p text:style-name="P1"><text:tab/>}</text:p>
      <text:p text:style-name="P1"><text:tab/>else</text:p>
      <text:p text:style-name="P1"><text:tab/>{</text:p>
      <text:p text:style-name="P1"><text:s text:c="5"/><text:tab/><text:tab/>printf("Wrong number");</text:p>
      <text:p text:style-name="P1"><text:tab/>}</text:p>
      <text:p text:style-name="P1">}</text:p>
      <text:p text:style-name="P1">void mergesort(int *arr,int low,int high)</text:p>
      <text:p text:style-name="P1">{</text:p>
      <text:p text:style-name="P1"><text:tab/>int mid;</text:p>
      <text:p text:style-name="P1"><text:tab/>if(low&lt;high)</text:p>
      <text:p text:style-name="P1"><text:tab/>{</text:p>
      <text:p text:style-name="P1"><text:tab/><text:tab/>mid=(low+high)/2;</text:p>
      <text:p text:style-name="P1"><text:tab/><text:tab/>mergesort(arr,low,mid);</text:p>
      <text:p text:style-name="P1"><text:tab/><text:tab/>mergesort(arr,mid+1,high);</text:p>
      <text:p text:style-name="P1"><text:tab/><text:tab/>merge(arr,low,high,mid);</text:p>
      <text:p text:style-name="P1"><text:tab/>}</text:p>
      <text:p text:style-name="P1"><text:tab/>return;</text:p>
      <text:p text:style-name="P1">}</text:p>
      <text:p text:style-name="P1">void merge(int *arr,int low,int high,int mid)</text:p>
      <text:p text:style-name="P1">{</text:p>
      <text:p text:style-name="P1"><text:tab/>int i,j,k,c[n];</text:p>
      <text:p text:style-name="P1"><text:tab/>i=low;</text:p>
      <text:p text:style-name="P1"><text:tab/>k=low;</text:p>
      <text:p text:style-name="P1"><text:tab/>j=mid+1;</text:p>
      <text:p text:style-name="P1"><text:tab/>while(i&lt;=mid &amp;&amp; j&lt;=high)</text:p>
      <text:p text:style-name="P1"><text:tab/>{</text:p>
      <text:p text:style-name="P1"><text:tab/><text:tab/>if(arr[i]&lt;arr[j])</text:p>
      <text:p text:style-name="P1"><text:tab/><text:tab/>{</text:p>
      <text:p text:style-name="P1"><text:tab/><text:tab/><text:tab/>c[k]=arr[i];</text:p>
      <text:p text:style-name="P1"><text:soft-page-break/><text:tab/><text:tab/><text:tab/>k++;<text:tab/></text:p>
      <text:p text:style-name="P1"><text:tab/><text:tab/><text:tab/>i++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c[k]=arr[j];</text:p>
      <text:p text:style-name="P1"><text:tab/><text:tab/><text:tab/>k++;</text:p>
      <text:p text:style-name="P1"><text:tab/><text:tab/><text:tab/>j++;<text:tab/></text:p>
      <text:p text:style-name="P1"><text:tab/><text:tab/>}</text:p>
      <text:p text:style-name="P1"><text:tab/>}</text:p>
      <text:p text:style-name="P1"><text:tab/>while(i&lt;=mid)</text:p>
      <text:p text:style-name="P1"><text:tab/>{</text:p>
      <text:p text:style-name="P1"><text:tab/><text:tab/>c[k]=arr[i];</text:p>
      <text:p text:style-name="P1"><text:tab/><text:tab/>k++;</text:p>
      <text:p text:style-name="P1"><text:tab/><text:tab/>i++;</text:p>
      <text:p text:style-name="P1"><text:tab/>}</text:p>
      <text:p text:style-name="P1"><text:tab/>while(j&lt;=high)</text:p>
      <text:p text:style-name="P1"><text:tab/>{</text:p>
      <text:p text:style-name="P1"><text:tab/><text:tab/>c[k]=arr[j];</text:p>
      <text:p text:style-name="P1"><text:tab/><text:tab/>k++;</text:p>
      <text:p text:style-name="P1"><text:tab/><text:tab/>j++;</text:p>
      <text:p text:style-name="P1"><text:tab/>}</text:p>
      <text:p text:style-name="P1"><text:tab/>for(i=low;i&lt;k;i++)</text:p>
      <text:p text:style-name="P1"><text:tab/>{</text:p>
      <text:p text:style-name="P1"><text:tab/><text:tab/>arr[i]=c[i];</text:p>
      <text:p text:style-name="P1"><text:tab/>}</text:p>
      <text:p text:style-name="P1">}</text:p>
      <text:p text:style-name="P1">int main()</text:p>
      <text:p text:style-name="P1">{</text:p>
      <text:p text:style-name="P1"><text:tab/>printf("\n Enter n number:");</text:p>
      <text:p text:style-name="P1"><text:tab/>scanf("%d",&amp;n);</text:p>
      <text:p text:style-name="P1"><text:tab/>int a[n];</text:p>
      <text:p text:style-name="P1"><text:tab/>for(int i=0;i&lt;n;i++)</text:p>
      <text:p text:style-name="P1"><text:tab/>{</text:p>
      <text:p text:style-name="P1"><text:tab/><text:tab/>a[i] = (rand() % n) + 1;</text:p>
      <text:p text:style-name="P1"><text:tab/><text:tab/>printf("\n%d",a[i]);</text:p>
      <text:p text:style-name="P1"><text:tab/>}</text:p>
      <text:p text:style-name="P1"><text:tab/>mergesort(a, 0, n-1);</text:p>
      <text:p text:style-name="P1"><text:tab/>printf("\n Sorted array is:");</text:p>
      <text:p text:style-name="P1"><text:tab/>for(int i=0;i&lt;n;i++)</text:p>
      <text:p text:style-name="P1"><text:tab/>{</text:p>
      <text:p text:style-name="P1"><text:tab/><text:tab/>printf("\n%d",a[i]);</text:p>
      <text:p text:style-name="P1"><text:tab/>}</text:p>
      <text:p text:style-name="P1"><text:tab/>printf("\n Enter no. to be searched:");</text:p>
      <text:p text:style-name="P1"><text:tab/>scanf("%d",&amp;search);</text:p>
      <text:p text:style-name="P1"><text:tab/>int loc=binarysearch(a,0,n-1);</text:p>
      <text:p text:style-name="P1"><text:tab/>printf("It found at location:%d\n",loc);</text:p>
      <text:p text:style-name="P1"><text:tab/>return 0;</text:p>
      <text:p text:style-name="P1">}</text:p>
      <text:p text:style-name="P1"/>
      <text:p text:style-name="P1"/>
      <text:p text:style-name="P1"/>
      <text:p text:style-name="P1"><text:soft-page-break/>Quick</text:p>
      <text:p text:style-name="P1"/>
      <text:p text:style-name="P1">#include&lt;stdio.h&gt;</text:p>
      <text:p text:style-name="P1">#include&lt;cstdlib&gt;</text:p>
      <text:p text:style-name="P1">#include&lt;omp.h&gt;</text:p>
      <text:p text:style-name="P1">int partiton(int *arr,int low,int high)</text:p>
      <text:p text:style-name="P1">{</text:p>
      <text:p text:style-name="P1"><text:tab/>int pi=arr[high],i=low-1,j,temp;</text:p>
      <text:p text:style-name="P1"><text:tab/>for(j=low;j&lt;high;j++)</text:p>
      <text:p text:style-name="P1"><text:tab/>{</text:p>
      <text:p text:style-name="P1"><text:tab/><text:tab/>if(arr[j]&lt;pi)</text:p>
      <text:p text:style-name="P1"><text:tab/><text:tab/>{</text:p>
      <text:p text:style-name="P1"><text:tab/><text:tab/><text:tab/>i++;</text:p>
      <text:p text:style-name="P1"><text:tab/><text:tab/><text:tab/>temp=arr[i];</text:p>
      <text:p text:style-name="P1"><text:tab/><text:tab/><text:tab/>arr[i]=arr[j];</text:p>
      <text:p text:style-name="P1"><text:tab/><text:tab/><text:tab/>arr[j]=temp;</text:p>
      <text:p text:style-name="P1"><text:tab/><text:tab/>}</text:p>
      <text:p text:style-name="P1"><text:tab/>}</text:p>
      <text:p text:style-name="P1"><text:tab/>i++;</text:p>
      <text:p text:style-name="P1"><text:tab/>temp=arr[i];</text:p>
      <text:p text:style-name="P1"><text:tab/>arr[i]=arr[j];</text:p>
      <text:p text:style-name="P1"><text:tab/>arr[j]=temp;</text:p>
      <text:p text:style-name="P1"><text:tab/>return i;</text:p>
      <text:p text:style-name="P1">}</text:p>
      <text:p text:style-name="P1">void quicksort(int *arr,int low,int high)</text:p>
      <text:p text:style-name="P1">{</text:p>
      <text:p text:style-name="P1"><text:tab/>int pi;</text:p>
      <text:p text:style-name="P1"><text:tab/>if(low&lt;high)</text:p>
      <text:p text:style-name="P1"><text:tab/>{</text:p>
      <text:p text:style-name="P1"><text:tab/><text:tab/>pi=partiton(arr,low,high);</text:p>
      <text:p text:style-name="P1"><text:tab/><text:tab/>#pragma omp parallel section</text:p>
      <text:p text:style-name="P1"><text:tab/><text:tab/>{</text:p>
      <text:p text:style-name="P1"><text:tab/><text:tab/><text:tab/>#pragma omp section</text:p>
      <text:p text:style-name="P1"><text:tab/><text:tab/><text:tab/><text:tab/>quicksort(arr,low,pi-1);</text:p>
      <text:p text:style-name="P1"><text:tab/><text:tab/><text:tab/>#pragma omp section</text:p>
      <text:p text:style-name="P1"><text:tab/><text:tab/><text:tab/><text:tab/>quicksort(arr,pi+1,high); <text:s/></text:p>
      <text:p text:style-name="P1"><text:tab/><text:tab/>}</text:p>
      <text:p text:style-name="P1"><text:tab/>}</text:p>
      <text:p text:style-name="P1">}</text:p>
      <text:p text:style-name="P1"/>
      <text:p text:style-name="P1">int main()</text:p>
      <text:p text:style-name="P1">{</text:p>
      <text:p text:style-name="P1"><text:tab/>int no,n;</text:p>
      <text:p text:style-name="P1"><text:tab/>printf("Enter the no of elements");</text:p>
      <text:p text:style-name="P1"><text:tab/>scanf("%d",&amp;n);</text:p>
      <text:p text:style-name="P1"><text:tab/>int arr[n];</text:p>
      <text:p text:style-name="P1"><text:tab/>if(n&lt;10)</text:p>
      <text:p text:style-name="P1"><text:tab/>{</text:p>
      <text:p text:style-name="P1"><text:tab/><text:tab/>printf("Enter the elemts:");</text:p>
      <text:p text:style-name="P1"><text:tab/><text:tab/>for(int i=0;i&lt;n;i++)</text:p>
      <text:p text:style-name="P1"><text:tab/><text:tab/>{</text:p>
      <text:p text:style-name="P1"><text:tab/><text:tab/><text:tab/>scanf("%d",&amp;arr[i]);</text:p>
      <text:p text:style-name="P1"><text:soft-page-break/><text:tab/><text:tab/>}</text:p>
      <text:p text:style-name="P1"><text:tab/>}</text:p>
      <text:p text:style-name="P1"><text:tab/>else </text:p>
      <text:p text:style-name="P1"><text:tab/>{</text:p>
      <text:p text:style-name="P1"><text:tab/><text:tab/>for(int i=0;i&lt;n;i++)</text:p>
      <text:p text:style-name="P1"><text:tab/><text:tab/>{</text:p>
      <text:p text:style-name="P1"><text:tab/><text:tab/><text:tab/>arr[i]=rand() % (n*4);</text:p>
      <text:p text:style-name="P1"><text:tab/><text:tab/>}</text:p>
      <text:p text:style-name="P1"><text:tab/><text:tab/>printf("Following elemets:\n");</text:p>
      <text:p text:style-name="P1"><text:tab/><text:tab/>for(int i=0;i&lt;n;i++)<text:tab/></text:p>
      <text:p text:style-name="P1"><text:tab/><text:tab/>{</text:p>
      <text:p text:style-name="P1"><text:tab/><text:tab/><text:tab/>printf("%d\n",arr[i]);</text:p>
      <text:p text:style-name="P1"><text:tab/><text:tab/>}</text:p>
      <text:p text:style-name="P1"><text:tab/>}</text:p>
      <text:p text:style-name="P1"><text:tab/>int low=0,high=n-1;</text:p>
      <text:p text:style-name="P1"><text:tab/>quicksort(arr,low,high);</text:p>
      <text:p text:style-name="P1"><text:tab/>printf("Sorted arrays :\n");</text:p>
      <text:p text:style-name="P1"><text:tab/>for(int i=0;i&lt;n;i++)</text:p>
      <text:p text:style-name="P1"><text:tab/>{</text:p>
      <text:p text:style-name="P1"><text:tab/><text:tab/>printf("%d\n",arr[i]);</text:p>
      <text:p text:style-name="P1"><text:tab/>}</text:p>
      <text:p text:style-name="P1"><text:tab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alsi</text:p>
      <text:p text:style-name="P1"/>
      <text:p text:style-name="P1">lex</text:p>
      <text:p text:style-name="P1">%{</text:p>
      <text:p text:style-name="P1">#include"y.tab.h"</text:p>
      <text:p text:style-name="P1">#include&lt;string.h&gt;</text:p>
      <text:p text:style-name="P1">#include&lt;math.h&gt;</text:p>
      <text:p text:style-name="P1">%}</text:p>
      <text:p text:style-name="P1">%%</text:p>
      <text:p text:style-name="P1">[0-9]+|[0-9]*\.[0-9]+ {yylval.p= atof(yytext); return num;}</text:p>
      <text:p text:style-name="P1">sin {strcpy(yylval.d,yytext); return SIN;}</text:p>
      <text:p text:style-name="P1">cos {strcpy(yylval.d,yytext); return COS;}</text:p>
      <text:p text:style-name="P1">tan {strcpy(yylval.d,yytext); return TAN;}</text:p>
      <text:p text:style-name="P1">log {strcpy(yylval.d,yytext); return LOG;}</text:p>
      <text:p text:style-name="P1">sqrt {strcpy(yylval.d,yytext); return SQRT;}</text:p>
      <text:p text:style-name="P1">[\t];</text:p>
      <text:p text:style-name="P1">\n return 0;</text:p>
      <text:p text:style-name="P1">. <text:s/>return yytext[0];</text:p>
      <text:p text:style-name="P1">%%</text:p>
      <text:p text:style-name="P1"/>
      <text:p text:style-name="P1">yacc</text:p>
      <text:p text:style-name="P1">%{</text:p>
      <text:p text:style-name="P1">#include&lt;stdio.h&gt;</text:p>
      <text:p text:style-name="P1">#include&lt;math.h&gt;</text:p>
      <text:p text:style-name="P1">%}</text:p>
      <text:p text:style-name="P1">%union</text:p>
      <text:p text:style-name="P1">{</text:p>
      <text:p text:style-name="P1">float p;</text:p>
      <text:p text:style-name="P1">char d[10];</text:p>
      <text:p text:style-name="P1">}</text:p>
      <text:p text:style-name="P1">%token &lt;p&gt;num</text:p>
      <text:p text:style-name="P1">%token &lt;d&gt;SIN COS TAN LOG SQRT</text:p>
      <text:p text:style-name="P1">%type &lt;p&gt;exp</text:p>
      <text:p text:style-name="P1">%left '+''-'</text:p>
      <text:p text:style-name="P1">%left '*''/'</text:p>
      <text:p text:style-name="P1">%nonassoc uminus</text:p>
      <text:p text:style-name="P1">%%</text:p>
      <text:p text:style-name="P1"/>
      <text:p text:style-name="P1">ss:exp {printf("=%g\n",$1);}</text:p>
      <text:p text:style-name="P1"><text:s/>exp: exp'+'exp {$$=$1+$3;}</text:p>
      <text:p text:style-name="P1">|exp'-'exp {$$=$1-$3;}</text:p>
      <text:p text:style-name="P1">|exp'*'exp {$$=$1*$3;}</text:p>
      <text:p text:style-name="P1">|exp'/'exp {</text:p>
      <text:p text:style-name="P1"><text:tab/><text:tab/>if($3==0)</text:p>
      <text:p text:style-name="P1"><text:tab/><text:tab/>{</text:p>
      <text:p text:style-name="P1"><text:tab/><text:tab/><text:tab/>printf("Divide By Zero");</text:p>
      <text:p text:style-name="P1"><text:tab/><text:tab/><text:tab/>exit(0);</text:p>
      <text:p text:style-name="P1"><text:tab/><text:tab/>}</text:p>
      <text:p text:style-name="P1"><text:tab/><text:tab/>else $$=$1/$3;</text:p>
      <text:p text:style-name="P1"><text:tab/>}</text:p>
      <text:p text:style-name="P1">|'-'exp <text:s/>{$$=-$2;}</text:p>
      <text:p text:style-name="P1">|'('exp')' {$$=$2;}</text:p>
      <text:p text:style-name="P1"><text:soft-page-break/>|SIN'('exp')' {$$=sin($3);}</text:p>
      <text:p text:style-name="P1">|COS'('exp')' {$$=cos($3);}</text:p>
      <text:p text:style-name="P1">|TAN'('exp')' {$$=tan($3);}</text:p>
      <text:p text:style-name="P1">|LOG'('exp')' {$$=log($3);}</text:p>
      <text:p text:style-name="P1">|SQRT'('exp')' {$$=sqrt($3);}</text:p>
      <text:p text:style-name="P1">|num;</text:p>
      <text:p text:style-name="P1">%%</text:p>
      <text:p text:style-name="P1">main()</text:p>
      <text:p text:style-name="P1">{</text:p>
      <text:p text:style-name="P1"><text:tab/>do</text:p>
      <text:p text:style-name="P1"><text:tab/>{</text:p>
      <text:p text:style-name="P1"><text:tab/><text:tab/>printf("Enter expression:\n");</text:p>
      <text:p text:style-name="P1"><text:tab/><text:tab/>yyparse();</text:p>
      <text:p text:style-name="P1"><text:tab/>}while(1);</text:p>
      <text:p text:style-name="P1">}</text:p>
      <text:p text:style-name="P1">yyerror()</text:p>
      <text:p text:style-name="P1">{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20:29:23.688357588</meta:creation-date>
    <dc:date>2017-11-08T20:39:04.981357197</dc:date>
    <meta:editing-duration>PT9M42S</meta:editing-duration>
    <meta:editing-cycles>1</meta:editing-cycles>
    <meta:document-statistic meta:table-count="0" meta:image-count="0" meta:object-count="0" meta:page-count="17" meta:paragraph-count="618" meta:word-count="1078" meta:character-count="8635" meta:non-whitespace-character-count="7440"/>
    <meta:generator>LibreOffice/4.4.2.2$Linux_x86 LibreOffice_project/40m0$Build-2</meta:generator>
  </office:meta>
</office:document-meta>
</file>